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6 Sheet1.A3:Sheet1.A6 Sheet1.D3:Sheet1.D6 Sheet1.C3:Sheet1.C6 Sheet1.F3:Sheet1.F6 Sheet1.E3:Sheet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11in" svg:y="1.2524in">
            <draw:object draw:notify-on-update-of-ranges="Sheet1.A3:Sheet1.A3 Sheet1.A3:Sheet1.A6 Sheet1.A1:Sheet1.A1 Sheet1.B3:Sheet1.B6 Sheet1.A3:Sheet1.A3 Sheet1.C3:Sheet1.C6 Sheet1.C1:Sheet1.C1 Sheet1.D3:Sheet1.D6 Sheet1.A3:Sheet1.A3 Sheet1.E3:Sheet1.E6 Sheet1.E1:Sheet1.E1 Sheet1.F3:Sheet1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" calcext:value-type="float">
            <text:p>999.8</text:p>
          </table:table-cell>
          <table:table-cell office:value-type="float" office:value="51.27" calcext:value-type="float">
            <text:p>51.27</text:p>
          </table:table-cell>
          <table:table-cell office:value-type="float" office:value="998.4" calcext:value-type="float">
            <text:p>998.4</text:p>
          </table:table-cell>
          <table:table-cell office:value-type="float" office:value="81.19" calcext:value-type="float">
            <text:p>81.19</text:p>
          </table:table-cell>
          <table:table-cell office:value-type="float" office:value="999.05" calcext:value-type="float">
            <text:p>999.05</text:p>
          </table:table-cell>
          <table:table-cell office:value-type="float" office:value="52.24" calcext:value-type="float">
            <text:p>52.24</text:p>
          </table:table-cell>
        </table:table-row>
        <table:table-row table:style-name="ro1">
          <table:table-cell office:value-type="float" office:value="1995.72" calcext:value-type="float">
            <text:p>1995.72</text:p>
          </table:table-cell>
          <table:table-cell office:value-type="float" office:value="144.47" calcext:value-type="float">
            <text:p>144.47</text:p>
          </table:table-cell>
          <table:table-cell office:value-type="float" office:value="1976.03" calcext:value-type="float">
            <text:p>1976.03</text:p>
          </table:table-cell>
          <table:table-cell office:value-type="float" office:value="174.03" calcext:value-type="float">
            <text:p>174.03</text:p>
          </table:table-cell>
          <table:table-cell office:value-type="float" office:value="1981.34" calcext:value-type="float">
            <text:p>1981.34</text:p>
          </table:table-cell>
          <table:table-cell office:value-type="float" office:value="151.07" calcext:value-type="float">
            <text:p>151.07</text:p>
          </table:table-cell>
        </table:table-row>
        <table:table-row table:style-name="ro1">
          <table:table-cell office:value-type="float" office:value="2975.73" calcext:value-type="float">
            <text:p>2975.73</text:p>
          </table:table-cell>
          <table:table-cell office:value-type="float" office:value="243.1" calcext:value-type="float">
            <text:p>243.1</text:p>
          </table:table-cell>
          <table:table-cell office:value-type="float" office:value="2991.24" calcext:value-type="float">
            <text:p>2991.24</text:p>
          </table:table-cell>
          <table:table-cell office:value-type="float" office:value="281.17" calcext:value-type="float">
            <text:p>281.17</text:p>
          </table:table-cell>
          <table:table-cell office:value-type="float" office:value="2984.48" calcext:value-type="float">
            <text:p>2984.48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3983.13" calcext:value-type="float">
            <text:p>3983.13</text:p>
          </table:table-cell>
          <table:table-cell office:value-type="float" office:value="170.63" calcext:value-type="float">
            <text:p>170.63</text:p>
          </table:table-cell>
          <table:table-cell office:value-type="float" office:value="3972.81" calcext:value-type="float">
            <text:p>3972.81</text:p>
          </table:table-cell>
          <table:table-cell office:value-type="float" office:value="251.01" calcext:value-type="float">
            <text:p>251.01</text:p>
          </table:table-cell>
          <table:table-cell office:value-type="float" office:value="3977.52" calcext:value-type="float">
            <text:p>3977.52</text:p>
          </table:table-cell>
          <table:table-cell office:value-type="float" office:value="210.06" calcext:value-type="float">
            <text:p>21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8:53:17.24548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6-28T19:05:22.189783055</dc:date>
    <meta:editing-duration>PT1H55M1S</meta:editing-duration>
    <meta:editing-cycles>3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arbage VS Distance</text:p>
        </chart:title>
        <chart:subtitle svg:x="6.303cm" svg:y="1.275cm" chart:style-name="ch3">
          <text:p>For restricted case</text:p>
        </chart:subtitle>
        <chart:legend chart:legend-position="end" svg:x="13.571cm" svg:y="3.703cm" style:legend-expansion="high" chart:style-name="ch4"/>
        <chart:plot-area chart:style-name="ch5" table:cell-range-address="Sheet1.A3:Sheet1.C6 Sheet1.E3:Sheet1.E6" chart:data-source-has-labels="row" svg:x="1.331cm" svg:y="2.138cm" svg:width="11.92cm" svg:height="5.701cm">
          <chart:coordinate-region svg:x="2.323cm" svg:y="2.337cm" svg:width="10.648cm" svg:height="4.855cm"/>
          <chart:axis chart:dimension="x" chart:name="primary-x" chart:style-name="ch6">
            <chart:title svg:x="5.607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778cm" chart:style-name="ch10">
              <text:p>Garbage Collected (KG)</text:p>
            </chart:title>
            <chart:grid chart:style-name="ch8" chart:class="major"/>
          </chart:axis>
          <chart:series chart:style-name="ch11" chart:values-cell-range-address="Sheet1.A3:Sheet1.A6" loext:label-string="ward_1" chart:class="chart:scatter">
            <chart:domain table:cell-range-address="Sheet1.B3:Sheet1.B6"/>
            <chart:data-point chart:repeated="4"/>
          </chart:series>
          <chart:series chart:style-name="ch12" chart:values-cell-range-address="Sheet1.C3:Sheet1.C6" loext:label-string="ward_2" chart:class="chart:scatter">
            <chart:domain table:cell-range-address="Sheet1.D3:Sheet1.D6"/>
            <chart:data-point chart:repeated="4"/>
          </chart:series>
          <chart:series chart:style-name="ch13" chart:values-cell-range-address="Sheet1.E3:Sheet1.E6" loext:label-string="ward_3" chart:class="chart:scatter">
            <chart:domain table:cell-range-address="Sheet1.F3:Sheet1.F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rd_1</text:p>
              </table:table-cell>
              <table:table-cell office:value-type="string">
                <text:p>Column D</text:p>
              </table:table-cell>
              <table:table-cell office:value-type="string">
                <text:p>ward_2</text:p>
              </table:table-cell>
              <table:table-cell office:value-type="string">
                <text:p>Column F</text:p>
              </table:table-cell>
              <table:table-cell office:value-type="string">
                <text:p>ward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27">
                <text:p>51.27</text:p>
                <draw:g>
                  <svg:desc>Sheet1.B3:Sheet1.B6</svg:desc>
                </draw:g>
              </table:table-cell>
              <table:table-cell office:value-type="float" office:value="999.8">
                <text:p>999.8</text:p>
                <draw:g>
                  <svg:desc>Sheet1.A3:Sheet1.A6</svg:desc>
                </draw:g>
              </table:table-cell>
              <table:table-cell office:value-type="float" office:value="81.19">
                <text:p>81.19</text:p>
                <draw:g>
                  <svg:desc>Sheet1.D3:Sheet1.D6</svg:desc>
                </draw:g>
              </table:table-cell>
              <table:table-cell office:value-type="float" office:value="998.4">
                <text:p>998.4</text:p>
                <draw:g>
                  <svg:desc>Sheet1.C3:Sheet1.C6</svg:desc>
                </draw:g>
              </table:table-cell>
              <table:table-cell office:value-type="float" office:value="52.24">
                <text:p>52.24</text:p>
                <draw:g>
                  <svg:desc>Sheet1.F3:Sheet1.F6</svg:desc>
                </draw:g>
              </table:table-cell>
              <table:table-cell office:value-type="float" office:value="999.05">
                <text:p>999.05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.47">
                <text:p>144.47</text:p>
              </table:table-cell>
              <table:table-cell office:value-type="float" office:value="1995.72">
                <text:p>1995.72</text:p>
              </table:table-cell>
              <table:table-cell office:value-type="float" office:value="174.03">
                <text:p>174.03</text:p>
              </table:table-cell>
              <table:table-cell office:value-type="float" office:value="1976.03">
                <text:p>1976.03</text:p>
              </table:table-cell>
              <table:table-cell office:value-type="float" office:value="151.07">
                <text:p>151.07</text:p>
              </table:table-cell>
              <table:table-cell office:value-type="float" office:value="1981.34">
                <text:p>198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.1">
                <text:p>243.1</text:p>
              </table:table-cell>
              <table:table-cell office:value-type="float" office:value="2975.73">
                <text:p>2975.73</text:p>
              </table:table-cell>
              <table:table-cell office:value-type="float" office:value="281.17">
                <text:p>281.17</text:p>
              </table:table-cell>
              <table:table-cell office:value-type="float" office:value="2991.24">
                <text:p>2991.24</text:p>
              </table:table-cell>
              <table:table-cell office:value-type="float" office:value="214.82">
                <text:p>214.82</text:p>
              </table:table-cell>
              <table:table-cell office:value-type="float" office:value="2984.48">
                <text:p>2984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.63">
                <text:p>170.63</text:p>
              </table:table-cell>
              <table:table-cell office:value-type="float" office:value="3983.13">
                <text:p>3983.13</text:p>
              </table:table-cell>
              <table:table-cell office:value-type="float" office:value="251.01">
                <text:p>251.01</text:p>
              </table:table-cell>
              <table:table-cell office:value-type="float" office:value="3972.81">
                <text:p>3972.81</text:p>
              </table:table-cell>
              <table:table-cell office:value-type="float" office:value="210.06">
                <text:p>210.06</text:p>
              </table:table-cell>
              <table:table-cell office:value-type="float" office:value="3977.52">
                <text:p>3977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3.307cm" svg:y="3.703cm" style:legend-expansion="high" chart:style-name="ch4"/>
        <chart:plot-area chart:style-name="ch5" table:cell-range-address="Sheet1.A3:Sheet1.B6 Sheet1.A1:Sheet1.A1 Sheet1.C1:Sheet1.C1 Sheet1.D3:Sheet1.D6 Sheet1.E1:Sheet1.E1 Sheet1.F3:Sheet1.F6" chart:data-source-has-labels="row" svg:x="1.331cm" svg:y="2.138cm" svg:width="11.656cm" svg:height="5.701cm">
          <chart:coordinate-region svg:x="2.138cm" svg:y="2.337cm" svg:width="10.477cm" svg:height="4.855cm"/>
          <chart:axis chart:dimension="x" chart:name="primary-x" chart:style-name="ch6">
            <chart:title svg:x="5.369cm" svg:y="8.019cm" chart:style-name="ch7">
              <text:p>Garbage Collected (KG)</text:p>
            </chart:title>
            <chart:grid chart:style-name="ch8" chart:class="major"/>
          </chart:axis>
          <chart:axis chart:dimension="y" chart:name="primary-y" chart:style-name="ch6">
            <chart:title svg:x="0.451cm" svg:y="6.672cm" chart:style-name="ch9">
              <text:p>Distance Travelled (m)</text:p>
            </chart:title>
            <chart:grid chart:style-name="ch8" chart:class="major"/>
          </chart:axis>
          <chart:series chart:style-name="ch10" chart:values-cell-range-address="Sheet1.B3:Sheet1.B6" chart:label-cell-address="Sheet1.A1:Sheet1.A1" chart:class="chart:scatter">
            <chart:domain table:cell-range-address="Sheet1.A3:Sheet1.A6"/>
            <chart:data-point chart:repeated="4"/>
          </chart:series>
          <chart:series chart:style-name="ch11" chart:values-cell-range-address="Sheet1.D3:Sheet1.D6" chart:label-cell-address="Sheet1.C1:Sheet1.C1" chart:class="chart:scatter">
            <chart:domain table:cell-range-address="Sheet1.C3:Sheet1.C6"/>
            <chart:data-point chart:repeated="4"/>
          </chart:series>
          <chart:series chart:style-name="ch12" chart:values-cell-range-address="Sheet1.F3:Sheet1.F6" chart:label-cell-address="Sheet1.E1:Sheet1.E1" chart:class="chart:scatter">
            <chart:domain table:cell-range-address="Sheet1.E3:Sheet1.E6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.8">
                <text:p>999.8</text:p>
                <draw:g>
                  <svg:desc>Sheet1.A3:Sheet1.A6</svg:desc>
                </draw:g>
              </table:table-cell>
              <table:table-cell office:value-type="float" office:value="51.27">
                <text:p>51.27</text:p>
                <draw:g>
                  <svg:desc>Sheet1.B3:Sheet1.B6</svg:desc>
                </draw:g>
              </table:table-cell>
              <table:table-cell office:value-type="float" office:value="998.4">
                <text:p>998.4</text:p>
                <draw:g>
                  <svg:desc>Sheet1.C3:Sheet1.C6</svg:desc>
                </draw:g>
              </table:table-cell>
              <table:table-cell office:value-type="float" office:value="81.19">
                <text:p>81.19</text:p>
                <draw:g>
                  <svg:desc>Sheet1.D3:Sheet1.D6</svg:desc>
                </draw:g>
              </table:table-cell>
              <table:table-cell office:value-type="float" office:value="999.05">
                <text:p>999.05</text:p>
                <draw:g>
                  <svg:desc>Sheet1.E3:Sheet1.E6</svg:desc>
                </draw:g>
              </table:table-cell>
              <table:table-cell office:value-type="float" office:value="52.24">
                <text:p>52.24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.72">
                <text:p>1995.72</text:p>
              </table:table-cell>
              <table:table-cell office:value-type="float" office:value="144.47">
                <text:p>144.47</text:p>
              </table:table-cell>
              <table:table-cell office:value-type="float" office:value="1976.03">
                <text:p>1976.03</text:p>
              </table:table-cell>
              <table:table-cell office:value-type="float" office:value="174.03">
                <text:p>174.03</text:p>
              </table:table-cell>
              <table:table-cell office:value-type="float" office:value="1981.34">
                <text:p>1981.34</text:p>
              </table:table-cell>
              <table:table-cell office:value-type="float" office:value="151.07">
                <text:p>151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5.73">
                <text:p>2975.73</text:p>
              </table:table-cell>
              <table:table-cell office:value-type="float" office:value="243.1">
                <text:p>243.1</text:p>
              </table:table-cell>
              <table:table-cell office:value-type="float" office:value="2991.24">
                <text:p>2991.24</text:p>
              </table:table-cell>
              <table:table-cell office:value-type="float" office:value="281.17">
                <text:p>281.17</text:p>
              </table:table-cell>
              <table:table-cell office:value-type="float" office:value="2984.48">
                <text:p>2984.48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3.13">
                <text:p>3983.13</text:p>
              </table:table-cell>
              <table:table-cell office:value-type="float" office:value="170.63">
                <text:p>170.63</text:p>
              </table:table-cell>
              <table:table-cell office:value-type="float" office:value="3972.81">
                <text:p>3972.81</text:p>
              </table:table-cell>
              <table:table-cell office:value-type="float" office:value="251.01">
                <text:p>251.01</text:p>
              </table:table-cell>
              <table:table-cell office:value-type="float" office:value="3977.52">
                <text:p>3977.52</text:p>
              </table:table-cell>
              <table:table-cell office:value-type="float" office:value="210.06">
                <text:p>210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